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5cm" fo:min-width="4.2cm"/>
      <style:paragraph-properties style:writing-mode="lr-tb"/>
    </style:style>
    <style:style style:name="gr3" style:family="graphic" style:parent-style-name="standard">
      <style:graphic-properties draw:fill="solid" draw:fill-color="#ffffa6" draw:textarea-horizontal-align="justify" draw:textarea-vertical-align="middle" draw:auto-grow-height="false" fo:min-height="1.15cm" fo:min-width="4.2cm"/>
      <style:paragraph-properties style:writing-mode="lr-tb"/>
    </style:style>
    <style:style style:name="gr4" style:family="graphic" style:parent-style-name="objectwithoutfill">
      <style:graphic-properties svg:stroke-width="0.05cm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3.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9" style:family="graphic" style:parent-style-name="standard">
      <style:graphic-properties draw:fill="solid" draw:fill-color="#dde8cb" draw:textarea-horizontal-align="justify" draw:textarea-vertical-align="middle" draw:auto-grow-height="false" fo:min-height="0.75cm" fo:min-width="3.2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a6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dde8cb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5.1cm" svg:height="0.763cm" svg:x="3.7cm" svg:y="2.837cm">
          <draw:text-box>
            <text:p><text:span text:style-name="T1">http://</text:span><text:span text:style-name="T1">localhost:3000/</text:span></text:p>
          </draw:text-box>
        </draw:frame>
        <draw:custom-shape draw:style-name="gr2" draw:text-style-name="P3" draw:layer="layout" svg:width="4.7cm" svg:height="1.5cm" svg:x="3.8cm" svg:y="3.7cm">
          <text:p text:style-name="P2"><text:span text:style-name="T2">Backend</text:span></text:p>
          <text:p text:style-name="P2"><text:span text:style-name="T2">API RES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7cm" svg:height="1.4cm" svg:x="12.7cm" svg:y="3.7cm">
          <text:p text:style-name="P2"/>
          <text:p text:style-name="P2"><text:span text:style-name="T2">Frontend</text:span></text:p>
          <text:p text:style-name="P2"><text:span text:style-name="T2">SPA</text:span></text:p>
          <text:p text:style-name="P2"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2.7cm" svg:y1="4cm" svg:x2="8.5cm" svg:y2="4cm">
          <text:p/>
        </draw:line>
        <draw:custom-shape draw:style-name="gr5" draw:text-style-name="P2" draw:layer="layout" svg:width="3.7cm" svg:height="1.6cm" svg:x="4.2cm" svg:y="7.1cm">
          <text:p text:style-name="P2"><text:span text:style-name="T2">Data Base</text:span></text:p>
          <text:p text:style-name="P2"><text:span text:style-name="T2">mySql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.1cm" svg:y1="5.2cm" svg:x2="6.1cm" svg:y2="7.1cm">
          <text:p/>
        </draw:line>
        <draw:line draw:style-name="gr4" draw:text-style-name="P5" draw:layer="layout" svg:x1="12.7cm" svg:y1="4.8cm" svg:x2="8.5cm" svg:y2="4.8cm">
          <text:p/>
        </draw:line>
        <draw:frame draw:style-name="gr1" draw:text-style-name="P1" draw:layer="layout" svg:width="5.1cm" svg:height="0.763cm" svg:x="12.7cm" svg:y="2.837cm">
          <draw:text-box>
            <text:p><text:span text:style-name="T1">http://localhost:8100/</text:span></text:p>
          </draw:text-box>
        </draw:frame>
        <draw:frame draw:style-name="gr1" draw:text-style-name="P1" draw:layer="layout" svg:width="5.1cm" svg:height="0.763cm" svg:x="3.7cm" svg:y="8.8cm">
          <draw:text-box>
            <text:p><text:span text:style-name="T1">http://localhost:3306/</text:span></text:p>
          </draw:text-box>
        </draw:frame>
        <draw:frame draw:style-name="gr6" draw:text-style-name="P1" draw:layer="layout" svg:width="1.6cm" svg:height="0.763cm" svg:x="10.2cm" svg:y="3.337cm">
          <draw:text-box>
            <text:p><text:span text:style-name="T1">GET/</text:span></text:p>
          </draw:text-box>
        </draw:frame>
        <draw:frame draw:style-name="gr7" draw:text-style-name="P1" draw:layer="layout" svg:width="1.9cm" svg:height="1.275cm" svg:x="10.2cm" svg:y="4.137cm">
          <draw:text-box>
            <text:p><text:span text:style-name="T1">POST/</text:span></text:p>
          </draw:text-box>
        </draw:frame>
        <draw:frame draw:style-name="gr8" draw:text-style-name="P1" draw:layer="layout" svg:width="5.4cm" svg:height="0.9cm" svg:x="6cm" svg:y="5.6cm">
          <draw:text-box>
            <text:p><text:span text:style-name="T1">Query: Select / Insert</text:span></text:p>
          </draw:text-box>
        </draw:frame>
        <draw:custom-shape draw:style-name="gr9" draw:text-style-name="P6" draw:layer="layout" svg:width="3.7cm" svg:height="1cm" svg:x="13.3cm" svg:y="6.7cm">
          <text:p text:style-name="P2">Usuario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5.1cm" svg:y1="6.7cm" svg:x2="15.1cm" svg:y2="5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3:19:17.100507945</meta:creation-date>
    <dc:date>2022-10-19T13:39:48.986049136</dc:date>
    <meta:editing-duration>PT10M2S</meta:editing-duration>
    <meta:editing-cycles>3</meta:editing-cycles>
    <meta:generator>LibreOffice/6.4.7.2$Linux_X86_64 LibreOffice_project/40$Build-2</meta:generator>
    <meta:document-statistic meta:object-count="14"/>
  </office:meta>
</office:document-meta>
</file>